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3.17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3.17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agic Trader</text:p>
          </draw:text-box>
        </draw:frame>
        <draw:frame presentation:style-name="pr2" draw:layer="layout" svg:width="25.2cm" svg:height="12.179cm" svg:x="1.4cm" svg:y="5cm" presentation:class="subtitle">
          <draw:text-box>
            <text:p>By Brian Sheridan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ackground Knowledg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agic: The Gathering is a trading card gaming</text:p>
              </text:list-item>
              <text:list-item>
                <text:p>Cards that are used in competitive decks tend to be expensive</text:p>
              </text:list-item>
              <text:list-item>
                <text:p>Most players trade cards in order to create new decks</text:p>
              </text:list-item>
              <text:list-item>
                <text:p>Card values change drastically based on the current competitive meta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Purpos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rading requires finding cards of equal value as no one wants to lose money trading.</text:p>
              </text:list-item>
              <text:list-item>
                <text:p>Looking up prices online is a hassle especially while trading multiple cards</text:p>
              </text:list-item>
              <text:list-item>
                <text:p>This app would allow easy management of cards and their values during a trad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Technical Difficulti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ack of stable Android OCR software</text:p>
              </text:list-item>
              <text:list-item>
                <text:p>The current JSON file of all cards was pretty large, which would cause issues during the parsing.</text:p>
              </text:list-item>
              <text:list-item>
                <text:p>TCGPlayer which is the most popular price reference site would not supply me an API key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Interesting Things Learne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 of dynamic ListViews to create the two separate trade lists</text:p>
              </text:list-item>
              <text:list-item>
                <text:p>MTGPrice API allows fetching of all card prices in JSON which is updated daily</text:p>
              </text:list-item>
              <text:list-item>
                <text:p>Dialog implements custom xml to display listView containing all sets of card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If I Had More Tim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uzzy Matching of card names</text:p>
              </text:list-item>
              <text:list-item>
                <text:p>Find a better OCR library</text:p>
              </text:list-item>
              <text:list-item>
                <text:p>Implement online collection storing API to track trades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7:00:09.721299666</meta:creation-date>
    <dc:date>2015-08-25T17:49:18.608122253</dc:date>
    <meta:editing-duration>PT33M38S</meta:editing-duration>
    <meta:editing-cycles>2</meta:editing-cycles>
    <meta:generator>LibreOffice/4.2.8.2$Linux_X86_64 LibreOffice_project/420m0$Build-2</meta:generator>
    <meta:document-statistic meta:object-count="57"/>
  </office:meta>
</office:document-meta>
</file>